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bb7" officeooo:paragraph-rsid="00149b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****************************************************************</text:p>
      <text:p text:style-name="P1">*******************RTTCalc.cpp************************************</text:p>
      <text:p text:style-name="P1">***************************************************************/</text:p>
      <text:p text:style-name="P1"/>
      <text:p text:style-name="P1">#include &lt;iostream&gt;</text:p>
      <text:p text:style-name="P1">#include &lt;cmath&gt;</text:p>
      <text:p text:style-name="P1"/>
      <text:p text:style-name="P1">using namespace std;</text:p>
      <text:p text:style-name="P1">int main() {</text:p>
      <text:p text:style-name="P1"><text:s text:c="4"/>cout &lt;&lt; "Welcome to RTT calculator!" &lt;&lt; endl;</text:p>
      <text:p text:style-name="P1"/>
      <text:p text:style-name="P1"><text:s text:c="4"/>cout &lt;&lt; "Enter your alpha value: ";</text:p>
      <text:p text:style-name="P1"><text:s text:c="4"/>double a, b, ertt, srtt, drtt, toint;</text:p>
      <text:p text:style-name="P1"><text:s text:c="4"/>cin &gt;&gt; a;</text:p>
      <text:p text:style-name="P1"><text:s text:c="4"/>cout &lt;&lt; "Enter your beta value: ";</text:p>
      <text:p text:style-name="P1"><text:s text:c="4"/>cin &gt;&gt; b;</text:p>
      <text:p text:style-name="P1"><text:s text:c="4"/>cout &lt;&lt; "Set your first estimated RTT in milliseconds: ";</text:p>
      <text:p text:style-name="P1"><text:s text:c="4"/>cin &gt;&gt; ertt;</text:p>
      <text:p text:style-name="P1"><text:s text:c="4"/>cout &lt;&lt; "Set your first devRTT in milliseconds: ";</text:p>
      <text:p text:style-name="P1"><text:s text:c="4"/>cin &gt;&gt; drtt;</text:p>
      <text:p text:style-name="P1"><text:s text:c="4"/>cout &lt;&lt; "Enter '-1' to quit" &lt;&lt; endl;</text:p>
      <text:p text:style-name="P1"><text:s text:c="4"/>cout &lt;&lt; "Sample RTT in milliseconds: ";</text:p>
      <text:p text:style-name="P1"><text:s text:c="4"/>cin &gt;&gt; srtt;</text:p>
      <text:p text:style-name="P1"><text:s text:c="4"/>while(srtt &gt;= 0) {</text:p>
      <text:p text:style-name="P1"><text:tab/>ertt = (1 - a) * ertt + a * srtt;</text:p>
      <text:p text:style-name="P1"><text:tab/>drtt = (1 - b) * drtt + b * abs(srtt - ertt);</text:p>
      <text:p text:style-name="P1"><text:tab/>toint = ertt + 4 * drtt;</text:p>
      <text:p text:style-name="P1"><text:tab/>cout &lt;&lt; "************************************************" &lt;&lt; endl</text:p>
      <text:p text:style-name="P1"><text:tab/><text:tab/>&lt;&lt; "Estimated RTT:\t\t" &lt;&lt; ertt &lt;&lt; endl &lt;&lt; "DevRTT:\t\t\t" &lt;&lt; drtt</text:p>
      <text:p text:style-name="P1"><text:tab/><text:tab/>&lt;&lt; endl &lt;&lt; "Timeout Interval:\t" &lt;&lt; toint &lt;&lt; endl &lt;&lt;</text:p>
      <text:p text:style-name="P1"><text:tab/><text:tab/>"***********************************************" &lt;&lt; endl;</text:p>
      <text:p text:style-name="P1"><text:tab/>cout &lt;&lt; " Enter next Sample RTT value in milliseconds: ";</text:p>
      <text:p text:style-name="P1"><text:tab/>cin &gt;&gt; srtt;</text:p>
      <text:p text:style-name="P1"><text:s text:c="4"/>}</text:p>
      <text:p text:style-name="P1"><text:s text:c="4"/>return 0;</text:p>
      <text:p text:style-name="P1">}</text:p>
      <text:p text:style-name="P1"/>
      <text:p text:style-name="P1">/*******************************************************</text:p>
      <text:p text:style-name="P1"><text:tab/>typescript</text:p>
      <text:p text:style-name="P1">****************************************************/</text:p>
      <text:p text:style-name="P1">Script started on Sat 11 Nov 2017 04:17:15 PM PST</text:p>
      <text:p text:style-name="P1">#]0;seth@seth-HP-Pavilion-g6-Notebook-PC: ~/Documents/cse530/hw2##[01;32mseth@seth-HP-Pavilion-g6-Notebook-PC#[00m:#[01;34m~/Documents/cse530/hw2#[00m$ g++ RTTCalc.cpp</text:p>
      <text:p text:style-name="P1">#]0;seth@seth-HP-Pavilion-g6-Notebook-PC: ~/Documents/cse530/hw2##[01;32mseth@seth-HP-Pavilion-g6-Notebook-PC#[00m:#[01;34m~/Documents/cse530/hw2#[00m$ ./a.out</text:p>
      <text:p text:style-name="P1">Welcome to RTT calculator!</text:p>
      <text:p text:style-name="P1">Enter your alpha value: 0.125</text:p>
      <text:p text:style-name="P1">Enter your beta value: 0.25</text:p>
      <text:p text:style-name="P1">Set your first estimated RTT in milliseconds: 100</text:p>
      <text:p text:style-name="P1"><text:soft-page-break/>Set your first devRTT in milliseconds: 5</text:p>
      <text:p text:style-name="P1">Enter '-1' to quit</text:p>
      <text:p text:style-name="P1">Sample RTT in milliseconds: 106</text:p>
      <text:p text:style-name="P1">************************************************</text:p>
      <text:p text:style-name="P1">Estimated RTT:<text:tab/><text:tab/>100.75</text:p>
      <text:p text:style-name="P1">DevRTT:<text:tab/><text:tab/><text:tab/>5.0625</text:p>
      <text:p text:style-name="P1">Timeout Interval:<text:tab/><text:tab/>121</text:p>
      <text:p text:style-name="P1">***********************************************</text:p>
      <text:p text:style-name="P1"><text:s/>Enter next Sample RTT value in milliseconds: 120</text:p>
      <text:p text:style-name="P1">************************************************</text:p>
      <text:p text:style-name="P1">Estimated RTT:<text:tab/><text:tab/>103.156</text:p>
      <text:p text:style-name="P1">DevRTT:<text:tab/><text:tab/><text:tab/>8.00781</text:p>
      <text:p text:style-name="P1">Timeout Interval:<text:tab/><text:tab/>135.188</text:p>
      <text:p text:style-name="P1">***********************************************</text:p>
      <text:p text:style-name="P1"><text:s/>Enter next Sample RTT value in milliseconds: 140</text:p>
      <text:p text:style-name="P1">************************************************</text:p>
      <text:p text:style-name="P1">Estimated RTT:<text:tab/><text:tab/>107.762</text:p>
      <text:p text:style-name="P1">DevRTT:<text:tab/><text:tab/><text:tab/>14.0654</text:p>
      <text:p text:style-name="P1">Timeout Interval:<text:tab/><text:tab/>164.023</text:p>
      <text:p text:style-name="P1">***********************************************</text:p>
      <text:p text:style-name="P1"><text:s/>Enter next Sample RTT value in milliseconds: 90</text:p>
      <text:p text:style-name="P1">************************************************</text:p>
      <text:p text:style-name="P1">Estimated RTT:<text:tab/><text:tab/>105.542</text:p>
      <text:p text:style-name="P1">DevRTT:<text:tab/><text:tab/><text:tab/>14.4344</text:p>
      <text:p text:style-name="P1">Timeout Interval:<text:tab/><text:tab/>163.279</text:p>
      <text:p text:style-name="P1">***********************************************</text:p>
      <text:p text:style-name="P1"><text:s/>Enter next Sample RTT value in milliseconds: 115</text:p>
      <text:p text:style-name="P1">************************************************</text:p>
      <text:p text:style-name="P1">Estimated RTT:<text:tab/><text:tab/>106.724</text:p>
      <text:p text:style-name="P1">DevRTT:<text:tab/><text:tab/><text:tab/>12.8949</text:p>
      <text:p text:style-name="P1">Timeout Interval:<text:tab/><text:tab/>158.303</text:p>
      <text:p text:style-name="P1">***********************************************</text:p>
      <text:p text:style-name="P1"><text:s/>Enter next Sample RTT value in milliseconds: -1</text:p>
      <text:p text:style-name="P1">#]0;seth@seth-HP-Pavilion-g6-Notebook-PC: ~/Documents/cse530/hw2##[01;32mseth@seth-HP-Pavilion-g6-Notebook-PC#[00m:#[01;34m~/Documents/cse530/hw2#[00m$ exit</text:p>
      <text:p text:style-name="P1">exit</text:p>
      <text:p text:style-name="P1"/>
      <text:p text:style-name="P1">Script done on Sat 11 Nov 2017 04:18:34 PM P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6:42:48.830934546</meta:creation-date>
    <dc:date>2017-11-11T17:19:21.964124864</dc:date>
    <meta:editing-duration>PT27S</meta:editing-duration>
    <meta:editing-cycles>1</meta:editing-cycles>
    <meta:document-statistic meta:table-count="0" meta:image-count="0" meta:object-count="0" meta:page-count="2" meta:paragraph-count="79" meta:word-count="335" meta:character-count="3133" meta:non-whitespace-character-count="2775"/>
    <meta:generator>LibreOffice/5.1.6.2$Linux_X86_64 LibreOffice_project/10m0$Build-2</meta:generator>
  </office:meta>
</office:document-meta>
</file>